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6cm" fo:margin-left="-0.016cm" fo:margin-right="0.055cm" table:align="margins"/>
    </style:style>
    <style:style style:name="Tableau1.A" style:family="table-column">
      <style:table-column-properties style:column-width="2.037cm" style:rel-column-width="7872*"/>
    </style:style>
    <style:style style:name="Tableau1.B" style:family="table-column">
      <style:table-column-properties style:column-width="4.868cm" style:rel-column-width="18811*"/>
    </style:style>
    <style:style style:name="Tableau1.C" style:family="table-column">
      <style:table-column-properties style:column-width="1.376cm" style:rel-column-width="5316*"/>
    </style:style>
    <style:style style:name="Tableau1.D" style:family="table-column">
      <style:table-column-properties style:column-width="2.937cm" style:rel-column-width="11348*"/>
    </style:style>
    <style:style style:name="Tableau1.E" style:family="table-column">
      <style:table-column-properties style:column-width="1.323cm" style:rel-column-width="5111*"/>
    </style:style>
    <style:style style:name="Tableau1.F" style:family="table-column">
      <style:table-column-properties style:column-width="4.419cm" style:rel-column-width="1707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4.445cm"/>
        </style:tab-stops>
      </style:paragraph-properties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>
        <style:tab-stops>
          <style:tab-stop style:position="4.445cm"/>
        </style:tab-stops>
      </style:paragraph-properties>
      <style:text-properties style:text-underline-style="none"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 fo:break-before="page"/>
    </style:style>
    <style:style style:name="P10" style:family="paragraph" style:parent-style-name="Standard">
      <style:paragraph-properties fo:text-align="start" style:justify-single-word="false"/>
      <style:text-properties fo:color="#000000" style:font-name="Courier New" fo:font-size="10pt" officeooo:rsid="00074267" officeooo:paragraph-rsid="00074267" style:font-name-asian="Consolas" style:font-size-asian="10pt" style:font-name-complex="Consolas" style:font-size-complex="10pt"/>
    </style:style>
    <style:style style:name="P11" style:family="paragraph" style:parent-style-name="Standard">
      <style:paragraph-properties fo:text-align="start" style:justify-single-word="false"/>
      <style:text-properties fo:color="#000000" style:font-name="Courier New" fo:font-size="10pt" officeooo:rsid="0007c140" officeooo:paragraph-rsid="0007c140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text-align="start" style:justify-single-word="false"/>
      <style:text-properties fo:color="#000000" style:font-name="Courier New" fo:font-size="10pt" officeooo:rsid="0011aa09" officeooo:paragraph-rsid="0011aa09" style:font-name-asian="Consolas" style:font-size-asian="10pt" style:font-name-complex="Consolas" style:font-size-complex="10pt"/>
    </style:style>
    <style:style style:name="P13" style:family="paragraph" style:parent-style-name="Standard">
      <style:paragraph-properties fo:text-align="start" style:justify-single-word="false"/>
      <style:text-properties fo:color="#000000" style:font-name="Courier New" fo:font-size="10pt" officeooo:rsid="0011aa09" officeooo:paragraph-rsid="0011e74b" style:font-name-asian="Consolas" style:font-size-asian="10pt" style:font-name-complex="Consolas" style:font-size-complex="10pt"/>
    </style:style>
    <style:style style:name="P14" style:family="paragraph" style:parent-style-name="Standard">
      <style:paragraph-properties fo:text-align="start" style:justify-single-word="false"/>
      <style:text-properties fo:color="#000000" style:font-name="Courier New" fo:font-size="10pt" style:text-underline-style="solid" style:text-underline-width="auto" style:text-underline-color="font-color" fo:font-weight="bold" officeooo:rsid="0011aa09" officeooo:paragraph-rsid="0011e74b" style:font-name-asian="Consolas" style:font-size-asian="10pt" style:font-weight-asian="bold" style:font-name-complex="Consolas" style:font-size-complex="10pt" style:font-weight-complex="bold"/>
    </style:style>
    <style:style style:name="P15" style:family="paragraph" style:parent-style-name="Standard" style:list-style-name="L1">
      <style:paragraph-properties fo:text-align="start" style:justify-single-word="false">
        <style:tab-stops>
          <style:tab-stop style:position="4.445cm"/>
        </style:tab-stops>
      </style:paragraph-properties>
    </style:style>
    <style:style style:name="P16" style:family="paragraph" style:parent-style-name="Standard" style:list-style-name="L2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1e74b" style:font-weight-asian="bold" style:font-weight-complex="bold"/>
    </style:style>
    <style:style style:name="P18" style:family="paragraph" style:parent-style-name="Standard" style:list-style-name="L2"/>
    <style:style style:name="T1" style:family="text">
      <style:text-properties officeooo:rsid="0003fae1"/>
    </style:style>
    <style:style style:name="T2" style:family="text">
      <style:text-properties officeooo:rsid="000557f3"/>
    </style:style>
    <style:style style:name="T3" style:family="text">
      <style:text-properties officeooo:rsid="0008e8e1"/>
    </style:style>
    <style:style style:name="T4" style:family="text">
      <style:text-properties officeooo:rsid="000a8fac"/>
    </style:style>
    <style:style style:name="T5" style:family="text">
      <style:text-properties officeooo:rsid="000cdbd6"/>
    </style:style>
    <style:style style:name="T6" style:family="text">
      <style:text-properties officeooo:rsid="000ec224"/>
    </style:style>
    <style:style style:name="T7" style:family="text">
      <style:text-properties officeooo:rsid="000f838a"/>
    </style:style>
    <style:style style:name="T8" style:family="text">
      <style:text-properties officeooo:rsid="00114f40"/>
    </style:style>
    <style:style style:name="T9" style:family="text">
      <style:text-properties officeooo:rsid="0013b9c6"/>
    </style:style>
    <style:style style:name="T10" style:family="text">
      <style:text-properties officeooo:rsid="001513c2"/>
    </style:style>
    <style:style style:name="T11" style:family="text">
      <style:text-properties officeooo:rsid="00167466"/>
    </style:style>
    <style:style style:name="T12" style:family="text">
      <style:text-properties officeooo:rsid="001920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2015 – Développement de logiciels dans un environnement Agile</text:p>
      <text:p text:style-name="P1">Projet de session – Hiver 201<text:span text:style-name="T1">5</text:span></text:p>
      <text:p text:style-name="P1"/>
      <text:p text:style-name="P4"/>
      <text:p text:style-name="P4">Demande initiale</text:p>
      <text:p text:style-name="P2"/>
      <text:p text:style-name="P2">Votre client vous demande de lui livrer ces fonctionnalités pour le <text:span text:style-name="T2">12</text:span> février 201<text:span text:style-name="T2">5</text:span>, avant 17h30. La date de livraison n'est pas négociable.</text:p>
      <text:p text:style-name="P2"/>
      <text:p text:style-name="P2">L'application à développer est un logiciel qui calculera des remboursements de réclamations d'assurances de soins de santé.</text:p>
      <text:p text:style-name="P2"/>
      <text:p text:style-name="P2">Dans <text:span text:style-name="T2">c</text:span>e domaine, il existe beaucoup de clauses, de cas d'exceptions et de particularités avec les contrats d'assurance, et les contrats de notre client ne font pas exception. Il a donc besoin d'un coup de main pour l'aider à se retrouver dans toutes ses règles afin d'assurer une croissance à son entreprise.</text:p>
      <text:p text:style-name="P2"/>
      <text:p text:style-name="P2">Le logiciel ne possèdera pas d'interface utilisateur car il est destiné à être invoqué à partir d'une application web. Le contrat ne consiste donc qu'au développement du "back-end" de l'application.</text:p>
      <text:p text:style-name="P2"/>
      <text:p text:style-name="P2"/>
      <text:p text:style-name="P4">Fonctionnalités</text:p>
      <text:p text:style-name="P2"/>
      <text:p text:style-name="P2">Le fichier d'entrée, en format <text:span text:style-name="T12">JSON</text:span>, aura l'air de ceci :</text:p>
      <text:p text:style-name="P2"/>
      <text:p text:style-name="P10">{</text:p>
      <text:p text:style-name="P10"><text:s text:c="4"/>"client": "100323",</text:p>
      <text:p text:style-name="P10"><text:s text:c="4"/>"contrat": "A",</text:p>
      <text:p text:style-name="P10"><text:s text:c="4"/>"mois": "2015-01",</text:p>
      <text:p text:style-name="P10"><text:s text:c="4"/>"reclamations": [</text:p>
      <text:p text:style-name="P10"><text:s text:c="8"/>{</text:p>
      <text:p text:style-name="P10"><text:s text:c="12"/>"soin": 100,</text:p>
      <text:p text:style-name="P10"><text:s text:c="12"/>"date": "2015-01-11",</text:p>
      <text:p text:style-name="P10"><text:s text:c="12"/>"montant": "234.00$"</text:p>
      <text:p text:style-name="P10"><text:s text:c="8"/>},</text:p>
      <text:p text:style-name="P10"><text:s text:c="8"/>{</text:p>
      <text:p text:style-name="P10"><text:s text:c="12"/>"soin": 200,</text:p>
      <text:p text:style-name="P10"><text:s text:c="12"/>"date": "2015-01-13",</text:p>
      <text:p text:style-name="P10"><text:s text:c="12"/>"montant": "90.00$"</text:p>
      <text:p text:style-name="P10"><text:s text:c="8"/>},</text:p>
      <text:p text:style-name="P10"><text:s text:c="8"/>{</text:p>
      <text:p text:style-name="P10"><text:s text:c="12"/>"soin": 334,</text:p>
      <text:p text:style-name="P10"><text:s text:c="12"/>"date": "2015-01-23",</text:p>
      <text:p text:style-name="P10"><text:s text:c="12"/>"montant": "125.00$"</text:p>
      <text:p text:style-name="P10"><text:s text:c="8"/>}</text:p>
      <text:p text:style-name="P10"><text:s text:c="4"/>]</text:p>
      <text:p text:style-name="P10">}</text:p>
      <text:p text:style-name="P2"/>
      <text:p text:style-name="P2"/>
      <text:p text:style-name="P9">Le fichier de résultat généré par le logiciel devra ressembler à ceci :</text:p>
      <text:p text:style-name="P2"/>
      <text:p text:style-name="P11">{</text:p>
      <text:p text:style-name="P11"><text:s text:c="4"/>"client": "100323",</text:p>
      <text:p text:style-name="P11"><text:s text:c="4"/>"mois": "2015-01",</text:p>
      <text:p text:style-name="P11"><text:s text:c="4"/>"remboursements": [</text:p>
      <text:p text:style-name="P11"><text:s text:c="8"/>{</text:p>
      <text:p text:style-name="P11"><text:s text:c="12"/>"soin": 100,</text:p>
      <text:p text:style-name="P11"><text:s text:c="12"/>"date": "2015-01-11",</text:p>
      <text:p text:style-name="P11"><text:s text:c="12"/>"montant": "58.50$"</text:p>
      <text:p text:style-name="P11"><text:s text:c="8"/>},</text:p>
      <text:p text:style-name="P11"><text:s text:c="8"/>{</text:p>
      <text:p text:style-name="P11"><text:s text:c="12"/>"soin": 200,</text:p>
      <text:p text:style-name="P11"><text:s text:c="12"/>"date": "2015-01-13",</text:p>
      <text:p text:style-name="P11"><text:s text:c="12"/>"montant": "22.50$"</text:p>
      <text:p text:style-name="P11"><text:s text:c="8"/>},</text:p>
      <text:p text:style-name="P11"><text:s text:c="8"/>{</text:p>
      <text:p text:style-name="P11"><text:s text:c="12"/>"soin": 334,</text:p>
      <text:p text:style-name="P11"><text:s text:c="12"/>"date": "2015-01-23",</text:p>
      <text:p text:style-name="P11"><text:s text:c="12"/>"montant": "0.00$"</text:p>
      <text:p text:style-name="P11"><text:s text:c="8"/>}</text:p>
      <text:p text:style-name="P11"><text:s text:c="4"/>]</text:p>
      <text:p text:style-name="P11">}</text:p>
      <text:p text:style-name="P5"/>
      <text:p text:style-name="P2">Le programme devra prendre le fichier d'entrée comme argument lors de l'exécution du logiciel dans une console (paramètre au main). Le fichier <text:span text:style-name="T3">d</text:span>e <text:span text:style-name="T3">sortie</text:span> devra également être spécifié à la console. Exemple :</text:p>
      <text:p text:style-name="P2"/>
      <text:p text:style-name="P5">java -jar Refund.jar inputfile.<text:span text:style-name="T4">json</text:span> refunds.<text:span text:style-name="T4">json</text:span></text:p>
      <text:p text:style-name="P2"/>
      <text:p text:style-name="P2">Il existe 4 types de contrat différents : A, B, C, D. Voici les différentes catégories de soin en fonction de leur numéro et les remboursements pour chaque type de contrat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7">Numéro de soin</text:p>
          </table:table-cell>
          <table:table-cell table:style-name="Tableau1.A1" office:value-type="string">
            <text:p text:style-name="P7">Catégorie de soin</text:p>
          </table:table-cell>
          <table:table-cell table:style-name="Tableau1.A1" office:value-type="string">
            <text:p text:style-name="P8">A</text:p>
          </table:table-cell>
          <table:table-cell table:style-name="Tableau1.A1" office:value-type="string">
            <text:p text:style-name="P8">B</text:p>
          </table:table-cell>
          <table:table-cell table:style-name="Tableau1.A1" office:value-type="string">
            <text:p text:style-name="P8">C</text:p>
          </table:table-cell>
          <table:table-cell table:style-name="Tableau1.F1" office:value-type="string">
            <text:p text:style-name="P8">D</text:p>
          </table:table-cell>
        </table:table-row>
        <table:table-row>
          <table:table-cell table:style-name="Tableau1.A2" office:value-type="string">
            <text:p text:style-name="P7">0</text:p>
          </table:table-cell>
          <table:table-cell table:style-name="Tableau1.A2" office:value-type="string">
            <text:p text:style-name="P7">Massothérapie</text:p>
          </table:table-cell>
          <table:table-cell table:style-name="Tableau1.A2" office:value-type="string">
            <text:p text:style-name="P7">25%</text:p>
          </table:table-cell>
          <table:table-cell table:style-name="Tableau1.A2" office:value-type="string">
            <text:p text:style-name="P7">50% max 40$</text:p>
          </table:table-cell>
          <table:table-cell table:style-name="Tableau1.A2" office:value-type="string">
            <text:p text:style-name="P7">90%</text:p>
          </table:table-cell>
          <table:table-cell table:style-name="Tableau1.F2" office:value-type="string">
            <text:p text:style-name="P7">100% max 85$</text:p>
          </table:table-cell>
        </table:table-row>
        <table:table-row>
          <table:table-cell table:style-name="Tableau1.A2" office:value-type="string">
            <text:p text:style-name="P7">100</text:p>
          </table:table-cell>
          <table:table-cell table:style-name="Tableau1.A2" office:value-type="string">
            <text:p text:style-name="P7">Ostéopathie</text:p>
          </table:table-cell>
          <table:table-cell table:style-name="Tableau1.A2" office:value-type="string">
            <text:p text:style-name="P7">25%</text:p>
          </table:table-cell>
          <table:table-cell table:style-name="Tableau1.A2" office:value-type="string">
            <text:p text:style-name="P7">50% max 50$</text:p>
          </table:table-cell>
          <table:table-cell table:style-name="Tableau1.A2" office:value-type="string">
            <text:p text:style-name="P7">90%</text:p>
          </table:table-cell>
          <table:table-cell table:style-name="Tableau1.F2" office:value-type="string">
            <text:p text:style-name="P7">100% max 75$</text:p>
          </table:table-cell>
        </table:table-row>
        <table:table-row>
          <table:table-cell table:style-name="Tableau1.A2" office:value-type="string">
            <text:p text:style-name="P7">200</text:p>
          </table:table-cell>
          <table:table-cell table:style-name="Tableau1.A2" office:value-type="string">
            <text:p text:style-name="P7">Psychologie individuelle</text:p>
          </table:table-cell>
          <table:table-cell table:style-name="Tableau1.A2" office:value-type="string">
            <text:p text:style-name="P7">25%</text:p>
          </table:table-cell>
          <table:table-cell table:style-name="Tableau1.A2" office:value-type="string">
            <text:p text:style-name="P7">100% max 70$</text:p>
          </table:table-cell>
          <table:table-cell table:style-name="Tableau1.A2" office:value-type="string">
            <text:p text:style-name="P7">90%</text:p>
          </table:table-cell>
          <table:table-cell table:style-name="Tableau1.F2" office:value-type="string">
            <text:p text:style-name="P7">100% max 100$</text:p>
          </table:table-cell>
        </table:table-row>
        <table:table-row>
          <table:table-cell table:style-name="Tableau1.A2" office:value-type="string">
            <text:p text:style-name="P7">[300..399]</text:p>
          </table:table-cell>
          <table:table-cell table:style-name="Tableau1.A2" office:value-type="string">
            <text:p text:style-name="P7">Soins dentaires</text:p>
          </table:table-cell>
          <table:table-cell table:style-name="Tableau1.A2" office:value-type="string">
            <text:p text:style-name="P7">0%</text:p>
          </table:table-cell>
          <table:table-cell table:style-name="Tableau1.A2" office:value-type="string">
            <text:p text:style-name="P7">50%</text:p>
          </table:table-cell>
          <table:table-cell table:style-name="Tableau1.A2" office:value-type="string">
            <text:p text:style-name="P7">90%</text:p>
          </table:table-cell>
          <table:table-cell table:style-name="Tableau1.F2" office:value-type="string">
            <text:p text:style-name="P7">100%</text:p>
          </table:table-cell>
        </table:table-row>
        <table:table-row>
          <table:table-cell table:style-name="Tableau1.A2" office:value-type="string">
            <text:p text:style-name="P7">400</text:p>
          </table:table-cell>
          <table:table-cell table:style-name="Tableau1.A2" office:value-type="string">
            <text:p text:style-name="P7">Naturopathie, acuponcture</text:p>
          </table:table-cell>
          <table:table-cell table:style-name="Tableau1.A2" office:value-type="string">
            <text:p text:style-name="P7">0%</text:p>
          </table:table-cell>
          <table:table-cell table:style-name="Tableau1.A2" office:value-type="string">
            <text:p text:style-name="P7">0%</text:p>
          </table:table-cell>
          <table:table-cell table:style-name="Tableau1.A2" office:value-type="string">
            <text:p text:style-name="P7">90%</text:p>
          </table:table-cell>
          <table:table-cell table:style-name="Tableau1.F2" office:value-type="string">
            <text:p text:style-name="P7">100% max 65$</text:p>
          </table:table-cell>
        </table:table-row>
        <table:table-row>
          <table:table-cell table:style-name="Tableau1.A2" office:value-type="string">
            <text:p text:style-name="P7">500</text:p>
          </table:table-cell>
          <table:table-cell table:style-name="Tableau1.A2" office:value-type="string">
            <text:p text:style-name="P7">Chiropratie</text:p>
          </table:table-cell>
          <table:table-cell table:style-name="Tableau1.A2" office:value-type="string">
            <text:p text:style-name="P7">25%</text:p>
          </table:table-cell>
          <table:table-cell table:style-name="Tableau1.A2" office:value-type="string">
            <text:p text:style-name="P7">50% max 50$</text:p>
          </table:table-cell>
          <table:table-cell table:style-name="Tableau1.A2" office:value-type="string">
            <text:p text:style-name="P7">90%</text:p>
          </table:table-cell>
          <table:table-cell table:style-name="Tableau1.F2" office:value-type="string">
            <text:p text:style-name="P7">100% max 75$</text:p>
          </table:table-cell>
        </table:table-row>
        <table:table-row>
          <table:table-cell table:style-name="Tableau1.A2" office:value-type="string">
            <text:p text:style-name="P7">600</text:p>
          </table:table-cell>
          <table:table-cell table:style-name="Tableau1.A2" office:value-type="string">
            <text:p text:style-name="P7">Physiothérapie</text:p>
          </table:table-cell>
          <table:table-cell table:style-name="Tableau1.A2" office:value-type="string">
            <text:p text:style-name="P7">40%</text:p>
          </table:table-cell>
          <table:table-cell table:style-name="Tableau1.A2" office:value-type="string">
            <text:p text:style-name="P7">100%</text:p>
          </table:table-cell>
          <table:table-cell table:style-name="Tableau1.A2" office:value-type="string">
            <text:p text:style-name="P7">90%</text:p>
          </table:table-cell>
          <table:table-cell table:style-name="Tableau1.F2" office:value-type="string">
            <text:p text:style-name="P7">100% max 100$</text:p>
          </table:table-cell>
        </table:table-row>
        <table:table-row>
          <table:table-cell table:style-name="Tableau1.A2" office:value-type="string">
            <text:p text:style-name="P7">700</text:p>
          </table:table-cell>
          <table:table-cell table:style-name="Tableau1.A2" office:value-type="string">
            <text:p text:style-name="P7">Orthophonie, ergothérapie</text:p>
          </table:table-cell>
          <table:table-cell table:style-name="Tableau1.A2" office:value-type="string">
            <text:p text:style-name="P7">0%</text:p>
          </table:table-cell>
          <table:table-cell table:style-name="Tableau1.A2" office:value-type="string">
            <text:p text:style-name="P7">70%</text:p>
          </table:table-cell>
          <table:table-cell table:style-name="Tableau1.A2" office:value-type="string">
            <text:p text:style-name="P7">90%</text:p>
          </table:table-cell>
          <table:table-cell table:style-name="Tableau1.F2" office:value-type="string">
            <text:p text:style-name="P7">100% max 90$</text:p>
          </table:table-cell>
        </table:table-row>
      </table:table>
      <text:p text:style-name="P2"/>
      <text:p text:style-name="P6">Voici également quelques validations à effectuer sur les données d'entrée :</text:p>
      <text:list xml:id="list6073953951" text:style-name="L1">
        <text:list-item>
          <text:p text:style-name="P15">Le numéro de client doit obligatoirement être composé de 6 chiffres, aucun autre caractère que des chiffres ne doit se retrouver dans le numéro de client.</text:p>
        </text:list-item>
        <text:list-item>
          <text:p text:style-name="P15">Le contrat doit être une des quatre lettres suivantes : A, B, C, D. La lettre doit toujours être en majuscule.</text:p>
        </text:list-item>
        <text:list-item>
          <text:p text:style-name="P15">L'application recevra toutes les réclamations d'un client pour un mois dans le même document <text:span text:style-name="T5">JSON</text:span>, le mois est spécifié dans <text:span text:style-name="T6">le champs</text:span> mois sous le format AAAA-MM.</text:p>
        </text:list-item>
        <text:list-item>
          <text:p text:style-name="P15">Il faut vérifier que chacune des réclamations est bel et bien faite pour le mois qui est traité. Un soin fait le 2 février 201<text:span text:style-name="T7">5</text:span> ne doit pas être considéré dans une feuille de janvier 201<text:span text:style-name="T7">5</text:span>. La <text:soft-page-break/>date de consommation de chaque soin est spécifiée sous le format <text:span text:style-name="T8">ISO 8601 (</text:span>AAAA-MM-JJ<text:span text:style-name="T8">)</text:span>.</text:p>
        </text:list-item>
        <text:list-item>
          <text:p text:style-name="P15">Le signe de dollar ($) est toujours présent à la fin d'un montant.</text:p>
        </text:list-item>
        <text:list-item>
          <text:p text:style-name="P15">Le numéro de soin doit être valide selon le tableau ci-haut.</text:p>
        </text:list-item>
      </text:list>
      <text:p text:style-name="P3"/>
      <text:p text:style-name="P3">Les données d'entrée doivent respecter toutes ces règles pour être considérées valides. Si les données d'entrée ne sont pas valides, l'application devra générer le fichier de sortie suivant :</text:p>
      <text:p text:style-name="P3"/>
      <text:p text:style-name="P12">{</text:p>
      <text:p text:style-name="P12"><text:s text:c="4"/>"message": "Données invalides"</text:p>
      <text:p text:style-name="P13">}</text:p>
      <text:p text:style-name="P14"/>
      <text:p text:style-name="P14"/>
      <text:p text:style-name="P17">Contraintes technologiques</text:p>
      <text:p text:style-name="P2"/>
      <text:p text:style-name="P2">Voici les contraintes que vous devez respecter :</text:p>
      <text:list xml:id="list1998660104" text:style-name="L2">
        <text:list-item>
          <text:p text:style-name="P16">Le logiciel doit être développé avec le langage de programmation Java (JDK<text:span text:style-name="T9">8</text:span>).</text:p>
        </text:list-item>
        <text:list-item>
          <text:p text:style-name="P16">Il est impératif d'utiliser l'environnement de développement intégré NetBeans <text:span text:style-name="T10">8.0</text:span> ou plus.</text:p>
        </text:list-item>
        <text:list-item>
          <text:p text:style-name="P16">Les fichiers d'entrées et de sorties doivent être des documents <text:span text:style-name="T11">JSON</text:span>.</text:p>
        </text:list-item>
        <text:list-item>
          <text:p text:style-name="P18">Les sources doivent être entreposées dans un dépôt GIT sous github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7M47S</meta:editing-duration>
    <meta:editing-cycles>109</meta:editing-cycles>
    <meta:generator>LibreOffice/3.6$MacOSX_x86 LibreOffice_project/5b93205-6e6b3fc-7830f6d-c08ad66-1d9bf4</meta:generator>
    <dc:date>2015-02-12T01:03:31</dc:date>
    <meta:document-statistic meta:table-count="1" meta:image-count="0" meta:object-count="0" meta:page-count="3" meta:paragraph-count="127" meta:word-count="646" meta:character-count="4172" meta:non-whitespace-character-count="3311"/>
    <meta:user-defined meta:name="Info 1"/>
    <meta:user-defined meta:name="Info 2"/>
    <meta:user-defined meta:name="Info 3"/>
    <meta:user-defined meta:name="Info 4"/>
  </office:meta>
</office:document-meta>
</file>